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s uitgewerkt. Hoop dat ik de details sluitend krij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ing to beat monster Z’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ing to do 3hop</text:p>
          </table:table-cell>
          <table:table-cell office:value-type="string" calcext:value-type="string">
            <text:p>gesprekken</text:p>
          </table:table-cell>
          <table:table-cell office:value-type="string" calcext:value-type="string">
            <text:p>Kwam moeilijk in de flow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 gewerkt, consider caling topfan large if it’s 4+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orbraakje, split oly over small topfa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nflips?, Regeular stuff just doesnt want to solve it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algo. Starting to run into problems agai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ying counterexamples etc.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on new algo. Things are coming together :).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se distionction chord shrink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riting about original algo. Assuming we don’t have sep 5-cycle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idivison with toploaded edg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tje schrijve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wijs is rond (denk ik). Nog wat geschreven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orlezen in de trein, meeting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orking towards predraft 2</text:p>
          </table:table-cell>
          <table:table-cell office:value-type="string" calcext:value-type="string">
            <text:p>Ing gesrek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ing towards draft 1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iverd draft 1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ing on figures</text:p>
          </table:table-cell>
          <table:table-cell office:value-type="string" calcext:value-type="string">
            <text:p>Geogame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ing on figures</text:p>
          </table:table-cell>
          <table:table-cell office:value-type="string" calcext:value-type="string">
            <text:p>Geogames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KloteLemma</text:p>
          </table:table-cell>
          <table:table-cell table:number-columns-repeated="1021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7:01:53.612020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2-02T17:07:30.865575729</dc:date>
    <meta:editing-cycles>80</meta:editing-cycles>
    <meta:editing-duration>PT4H25M30S</meta:editing-duration>
    <meta:document-statistic meta:table-count="1" meta:cell-count="36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